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-0.0102in" style:auto-text-indent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text-properties style:font-name="Liberation Sans"/>
    </style:style>
    <style:style style:name="P7" style:family="paragraph" style:parent-style-name="Standard">
      <style:paragraph-properties fo:text-align="center" style:justify-single-word="false"/>
      <style:text-properties style:font-name="Liberation Sans"/>
    </style:style>
    <style:style style:name="P8" style:family="paragraph" style:parent-style-name="Standard">
      <style:paragraph-properties fo:margin-left="0in" fo:margin-right="0in" fo:text-indent="1.1772in" style:auto-text-indent="false"/>
      <style:text-properties style:font-name="Liberation Sans"/>
    </style:style>
    <style:style style:name="P9" style:family="paragraph" style:parent-style-name="Standard" style:list-style-name="L2">
      <style:paragraph-properties fo:margin-left="0in" fo:margin-right="0in" fo:text-indent="1.1772in" style:auto-text-indent="false">
        <style:tab-stops>
          <style:tab-stop style:position="1.3957in"/>
        </style:tab-stops>
      </style:paragraph-properties>
    </style:style>
    <style:style style:name="P10" style:family="paragraph" style:parent-style-name="Standard">
      <style:paragraph-properties fo:margin-left="0in" fo:margin-right="0in" fo:text-indent="1.1563in" style:auto-text-indent="false"/>
      <style:text-properties style:font-name="Liberation Sans"/>
    </style:style>
    <style:style style:name="P11" style:family="paragraph" style:parent-style-name="Standard">
      <style:paragraph-properties fo:margin-left="0in" fo:margin-right="0in" fo:text-indent="1.7709in" style:auto-text-indent="false"/>
      <style:text-properties style:font-name="Liberation Sans"/>
    </style:style>
    <style:style style:name="P12" style:family="paragraph" style:parent-style-name="Standard" style:list-style-name="L1">
      <style:paragraph-properties fo:margin-left="0.5102in" fo:margin-right="0in" fo:text-indent="1.1772in" style:auto-text-indent="false"/>
      <style:text-properties style:font-name="Liberation Sans"/>
    </style:style>
    <style:style style:name="P13" style:family="paragraph" style:parent-style-name="Standard" style:list-style-name="L2">
      <style:paragraph-properties fo:margin-left="0.5102in" fo:margin-right="0in" fo:text-indent="1.1772in" style:auto-text-indent="false"/>
    </style:style>
    <style:style style:name="P14" style:family="paragraph" style:parent-style-name="Standard" style:list-style-name="L1">
      <style:paragraph-properties fo:margin-left="0in" fo:margin-right="0in" fo:text-indent="1.1874in" style:auto-text-indent="false">
        <style:tab-stops>
          <style:tab-stop style:position="1.3957in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ans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UIDE TO SENDING EMAILS</text:span> </text:p>
      <text:p text:style-name="P1"/>
      <text:p text:style-name="P2">The body of your email needs to be short, informative, creative, and should impulse the reader to want to register immediately. <text:s/></text:p>
      <text:p text:style-name="Standard"/>
      <text:p text:style-name="Standard"/>
      <text:p text:style-name="P4">OBJECTIVES: </text:p>
      <text:p text:style-name="P10">1) Get the email into the Dealer's inbox (not spam) folder. </text:p>
      <text:p text:style-name="P10">2) Get the user to open the email </text:p>
      <text:p text:style-name="P10">3) Get the user to click the link in the email &amp; register </text:p>
      <text:p text:style-name="Standard"/>
      <text:p text:style-name="P5">TIPS: </text:p>
      <text:list xml:id="list14134418511" text:style-name="L1">
        <text:list-item>
          <text:p text:style-name="P14"><text:span text:style-name="T2">Create a new email account for sending the dealer blasts to </text:span></text:p>
          <text:list>
            <text:list-item>
              <text:list>
                <text:list-item>
                  <text:p text:style-name="P12">Put your name in the username (Coming from an individual) </text:p>
                </text:list-item>
              </text:list>
            </text:list-item>
          </text:list>
        </text:list-item>
      </text:list>
      <text:p text:style-name="P8">2. Check the account daily for any responses </text:p>
      <text:p text:style-name="P8">3) Do not send one email to more than 15-20 recipients at a time </text:p>
      <text:list xml:id="list53747503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2">Be creative &amp; unique - <text:s/>Don't send the exact same email each time.</text:span></text:p>
                          <text:list>
                            <text:list-item>
                              <text:p text:style-name="P13"><text:span text:style-name="T2">Change the subject line as well as the text in the email </text:span></text:p>
                            </text:list-item>
                            <text:list-item>
                              <text:p text:style-name="P13"><text:span text:style-name="T2">Avoid Spam Word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5) Personalize it, include your cell phone # </text:p>
      <text:p text:style-name="P8">6) Keep a journal of what seems to work best <text:s/></text:p>
      <text:p text:style-name="Standard"/>
      <text:p text:style-name="P4">FACTS TO USE </text:p>
      <text:p text:style-name="P11">• No Games! <text:s/>No Gimmicks! <text:s/>No Contracts! </text:p>
      <text:p text:style-name="P11">• Highest R.O.I! Lowest Cost Per Sale In the Industry </text:p>
      <text:p text:style-name="P11">• Created by Car People For Car People </text:p>
      <text:p text:style-name="Standard"/>
      <text:p text:style-name="P3"/>
      <text:p text:style-name="P3">PROGRAM 1 </text:p>
      <text:p text:style-name="P2">• All dealer inventory posted on the site• Multiple postings on other high traffic classified sites such as craigslist to driver </text:p>
      <text:p text:style-name="P2">buyers to the site and to dealer’s inventory </text:p>
      <text:p text:style-name="P2">• Social media posting tool the dealer can use to post their inventory daily to the </text:p>
      <text:p text:style-name="P2">likes of Facebook, twitter, etc. </text:p>
      <text:p text:style-name="P2">• 50 guaranteed car specific buyers per month or they don’t pay </text:p>
      <text:p text:style-name="Standard"/>
      <text:p text:style-name="P3">CK Boost Package includes the above + </text:p>
      <text:p text:style-name="P2">• Premium templates and banners so the dealers inventory gets noticed first </text:p>
      <text:p text:style-name="P2">• Dealer obtains vast &amp; oodle postings </text:p>
      <text:p text:style-name="P2">• Guaranteed 100 Car specific buyers per month or they don’t pay </text:p>
      <text:p text:style-name="P2"/>
      <text:p text:style-name="P2"/>
      <text:p text:style-name="P2"/>
      <text:p text:style-name="P7"><text:span text:style-name="T3">Link to Register: </text:span><text:s/>http://www.iautolead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4:26:06</meta:creation-date>
    <dc:date>2012-12-11T14:56:18</dc:date>
    <meta:editing-duration>PT16M13S</meta:editing-duration>
    <meta:editing-cycles>6</meta:editing-cycles>
    <meta:generator>LibreOffice/3.5$Linux_X86_64 LibreOffice_project/350m1$Build-403</meta:generator>
    <meta:document-statistic meta:table-count="0" meta:image-count="0" meta:object-count="0" meta:page-count="1" meta:paragraph-count="31" meta:word-count="287" meta:character-count="1565" meta:non-whitespace-character-count="1280"/>
  </office:meta>
</office:document-meta>
</file>